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33">
            <text:p>33.000</text:p>
          </table:table-cell>
          <table:table-cell office:value-type="float" office:value="10">
            <text:p>10</text:p>
          </table:table-cell>
          <table:table-cell table:formula="of:=[.C3]*1.01" office:value-type="float" office:value="36.4525301385697">
            <text:p>36.4525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98">
            <text:p>11.98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3.2333730624262">
            <text:p>13.2334</text:p>
          </table:table-cell>
          <table:table-cell table:style-name="ce3" office:value-type="float" office:value="12.17">
            <text:p>12.17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3.4432512662544">
            <text:p>13.4433</text:p>
          </table:table-cell>
          <table:table-cell table:style-name="ce3" office:value-type="float" office:value="11.93">
            <text:p>11.93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3.1781419561557">
            <text:p>13.1781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33">
            <text:p>33.0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6.0916139985839">
            <text:p>36.0916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98">
            <text:p>11.98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3.1023495667586">
            <text:p>13.1023</text:p>
          </table:table-cell>
          <table:table-cell table:style-name="ce4" table:formula="of:=[.V2]" office:value-type="float" office:value="12.17">
            <text:p>12.17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3.3101497685687">
            <text:p>13.3101</text:p>
          </table:table-cell>
          <table:table-cell table:style-name="ce4" table:formula="of:=[.Y2]" office:value-type="float" office:value="11.93">
            <text:p>11.93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3.0476653031244">
            <text:p>13.0477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33">
            <text:p>33.0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5.7342712857266">
            <text:p>35.7343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98">
            <text:p>11.98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9726233334244">
            <text:p>12.9726</text:p>
          </table:table-cell>
          <table:table-cell table:style-name="ce4" table:formula="of:=[.V3]" office:value-type="float" office:value="12.17">
            <text:p>12.17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3.1783661074937">
            <text:p>13.1784</text:p>
          </table:table-cell>
          <table:table-cell table:style-name="ce4" table:formula="of:=[.Y3]" office:value-type="float" office:value="11.93">
            <text:p>11.93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2.918480498143">
            <text:p>12.9185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33">
            <text:p>33.0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5.3804666195313">
            <text:p>35.3805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98">
            <text:p>11.98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844181518242">
            <text:p>12.8442</text:p>
          </table:table-cell>
          <table:table-cell table:style-name="ce4" table:formula="of:=[.V4]" office:value-type="float" office:value="12.17">
            <text:p>12.17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3.0478872351423">
            <text:p>13.0479</text:p>
          </table:table-cell>
          <table:table-cell table:style-name="ce4" table:formula="of:=[.Y4]" office:value-type="float" office:value="11.93">
            <text:p>11.93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2.7905747506366">
            <text:p>12.7906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33">
            <text:p>33.0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5.030164969833">
            <text:p>35.0302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98">
            <text:p>11.98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7170114042">
            <text:p>12.7170</text:p>
          </table:table-cell>
          <table:table-cell table:style-name="ce4" table:formula="of:=[.V5]" office:value-type="float" office:value="12.17">
            <text:p>12.17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2.9187002328142">
            <text:p>12.9187</text:p>
          </table:table-cell>
          <table:table-cell table:style-name="ce4" table:formula="of:=[.Y5]" office:value-type="float" office:value="11.93">
            <text:p>11.93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2.6639353966699">
            <text:p>12.6639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33">
            <text:p>33.00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34.6833316533">
            <text:p>34.6833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98">
            <text:p>11.98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591100400198">
            <text:p>12.5911</text:p>
          </table:table-cell>
          <table:table-cell table:style-name="ce4" table:formula="of:=[.V6]" office:value-type="float" office:value="12.17">
            <text:p>12.17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2.790792309717">
            <text:p>12.7908</text:p>
          </table:table-cell>
          <table:table-cell table:style-name="ce4" table:formula="of:=[.Y6]" office:value-type="float" office:value="11.93">
            <text:p>11.93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2.538549897693">
            <text:p>12.5385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33">
            <text:p>33.0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4.33993233">
            <text:p>34.3399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98">
            <text:p>11.98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2.4664360398">
            <text:p>12.4664</text:p>
          </table:table-cell>
          <table:table-cell table:style-name="ce4" table:formula="of:=[.V7]" office:value-type="float" office:value="12.17">
            <text:p>12.17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2.6641508017">
            <text:p>12.6642</text:p>
          </table:table-cell>
          <table:table-cell table:style-name="ce4" table:formula="of:=[.Y7]" office:value-type="float" office:value="11.93">
            <text:p>11.93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2.4144058393">
            <text:p>12.4144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33">
            <text:p>33.0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3.999933">
            <text:p>33.9999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98">
            <text:p>11.98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2.34300598">
            <text:p>12.3430</text:p>
          </table:table-cell>
          <table:table-cell table:style-name="ce4" table:formula="of:=[.V8]" office:value-type="float" office:value="12.17">
            <text:p>12.17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2.53876317">
            <text:p>12.5388</text:p>
          </table:table-cell>
          <table:table-cell table:style-name="ce4" table:formula="of:=[.Y8]" office:value-type="float" office:value="11.93">
            <text:p>11.93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2.29149093">
            <text:p>12.2915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33">
            <text:p>33.00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33.6633">
            <text:p>33.6633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98">
            <text:p>11.98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2.220798">
            <text:p>12.2208</text:p>
          </table:table-cell>
          <table:table-cell table:style-name="ce4" table:formula="of:=[.V9]" office:value-type="float" office:value="12.17">
            <text:p>12.17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2.414617">
            <text:p>12.4146</text:p>
          </table:table-cell>
          <table:table-cell table:style-name="ce4" table:formula="of:=[.Y9]" office:value-type="float" office:value="11.93">
            <text:p>11.93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2.169793">
            <text:p>12.1698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33">
            <text:p>33.00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33.33">
            <text:p>33.3300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98">
            <text:p>11.98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2.0998">
            <text:p>12.0998</text:p>
          </table:table-cell>
          <table:table-cell table:style-name="ce4" table:formula="of:=[.V10]" office:value-type="float" office:value="12.17">
            <text:p>12.17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2.2917">
            <text:p>12.2917</text:p>
          </table:table-cell>
          <table:table-cell table:style-name="ce4" table:formula="of:=[.Y10]" office:value-type="float" office:value="11.93">
            <text:p>11.93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2.0493">
            <text:p>12.0493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33">
            <text:p>33.00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33">
            <text:p>33.00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98">
            <text:p>11.98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98">
            <text:p>11.9800</text:p>
          </table:table-cell>
          <table:table-cell table:style-name="ce4" table:formula="of:=[.V11]" office:value-type="float" office:value="12.17">
            <text:p>12.17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2.17">
            <text:p>12.1700</text:p>
          </table:table-cell>
          <table:table-cell table:style-name="ce4" table:formula="of:=[.Y11]" office:value-type="float" office:value="11.93">
            <text:p>11.93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1.93">
            <text:p>11.93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33">
            <text:p>33.00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32.6732673267327">
            <text:p>32.6733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98">
            <text:p>11.98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8613861386139">
            <text:p>11.8614</text:p>
          </table:table-cell>
          <table:table-cell table:style-name="ce4" table:formula="of:=[.V12]" office:value-type="float" office:value="12.17">
            <text:p>12.17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2.0495049504951">
            <text:p>12.0495</text:p>
          </table:table-cell>
          <table:table-cell table:style-name="ce4" table:formula="of:=[.Y12]" office:value-type="float" office:value="11.93">
            <text:p>11.93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1.8118811881188">
            <text:p>11.8119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33">
            <text:p>33.00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32.3497696304284">
            <text:p>32.3498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98">
            <text:p>11.98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7439466718949">
            <text:p>11.7439</text:p>
          </table:table-cell>
          <table:table-cell table:style-name="ce4" table:formula="of:=[.V13]" office:value-type="float" office:value="12.17">
            <text:p>12.17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1.9302029212822">
            <text:p>11.9302</text:p>
          </table:table-cell>
          <table:table-cell table:style-name="ce4" table:formula="of:=[.Y13]" office:value-type="float" office:value="11.93">
            <text:p>11.93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1.6949318694246">
            <text:p>11.6949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33">
            <text:p>33.0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32.0294748816123">
            <text:p>32.0295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98">
            <text:p>11.98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6276699721732">
            <text:p>11.6277</text:p>
          </table:table-cell>
          <table:table-cell table:style-name="ce4" table:formula="of:=[.V14]" office:value-type="float" office:value="12.17">
            <text:p>12.17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1.8120821002794">
            <text:p>11.8121</text:p>
          </table:table-cell>
          <table:table-cell table:style-name="ce4" table:formula="of:=[.Y14]" office:value-type="float" office:value="11.93">
            <text:p>11.93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1.5791404647768">
            <text:p>11.5791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33">
            <text:p>33.0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31.7123513679329">
            <text:p>31.7124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98">
            <text:p>11.98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1.5125445269041">
            <text:p>11.5125</text:p>
          </table:table-cell>
          <table:table-cell table:style-name="ce4" table:formula="of:=[.V15]" office:value-type="float" office:value="12.17">
            <text:p>12.17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1.6951307923559">
            <text:p>11.6951</text:p>
          </table:table-cell>
          <table:table-cell table:style-name="ce4" table:formula="of:=[.Y15]" office:value-type="float" office:value="11.93">
            <text:p>11.93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1.46449550968">
            <text:p>11.4645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33">
            <text:p>33.00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31.3983676910227">
            <text:p>31.3984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98">
            <text:p>11.98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1.3985589375288">
            <text:p>11.3986</text:p>
          </table:table-cell>
          <table:table-cell table:style-name="ce4" table:formula="of:=[.V16]" office:value-type="float" office:value="12.17">
            <text:p>12.17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1.5793374181741">
            <text:p>11.5793</text:p>
          </table:table-cell>
          <table:table-cell table:style-name="ce4" table:formula="of:=[.Y16]" office:value-type="float" office:value="11.93">
            <text:p>11.93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1.3509856531485">
            <text:p>11.351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33">
            <text:p>33.0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31.0874927633888">
            <text:p>31.0875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98">
            <text:p>11.98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1.2857019183454">
            <text:p>11.2857</text:p>
          </table:table-cell>
          <table:table-cell table:style-name="ce4" table:formula="of:=[.V17]" office:value-type="float" office:value="12.17">
            <text:p>12.17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1.4646905130437">
            <text:p>11.4647</text:p>
          </table:table-cell>
          <table:table-cell table:style-name="ce4" table:formula="of:=[.Y17]" office:value-type="float" office:value="11.93">
            <text:p>11.93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1.2385996565827">
            <text:p>11.2386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33">
            <text:p>33.0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30.7796958053355">
            <text:p>30.7797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98">
            <text:p>11.98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1.1739622953915">
            <text:p>11.1740</text:p>
          </table:table-cell>
          <table:table-cell table:style-name="ce4" table:formula="of:=[.V18]" office:value-type="float" office:value="12.17">
            <text:p>12.17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1.3511787257858">
            <text:p>11.3512</text:p>
          </table:table-cell>
          <table:table-cell table:style-name="ce4" table:formula="of:=[.Y18]" office:value-type="float" office:value="11.93">
            <text:p>11.93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1.1273263926561">
            <text:p>11.1273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33">
            <text:p>33.0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30.4749463419163">
            <text:p>30.4749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98">
            <text:p>11.98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1.0633290053381">
            <text:p>11.0633</text:p>
          </table:table-cell>
          <table:table-cell table:style-name="ce4" table:formula="of:=[.V19]" office:value-type="float" office:value="12.17">
            <text:p>12.17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1.2387908176097">
            <text:p>11.2388</text:p>
          </table:table-cell>
          <table:table-cell table:style-name="ce4" table:formula="of:=[.Y19]" office:value-type="float" office:value="11.93">
            <text:p>11.93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1.017154844214">
            <text:p>11.0172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33">
            <text:p>33.0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30.1732141999171">
            <text:p>30.1732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98">
            <text:p>11.98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9537910943942">
            <text:p>10.9538</text:p>
          </table:table-cell>
          <table:table-cell table:style-name="ce4" table:formula="of:=[.V20]" office:value-type="float" office:value="12.17">
            <text:p>12.17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1.1275156609997">
            <text:p>11.1275</text:p>
          </table:table-cell>
          <table:table-cell table:style-name="ce4" table:formula="of:=[.Y20]" office:value-type="float" office:value="11.93">
            <text:p>11.93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0.9080741031822">
            <text:p>10.9081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33">
            <text:p>33.0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9.8744695048684">
            <text:p>29.8745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98">
            <text:p>11.98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8453377172219">
            <text:p>10.8453</text:p>
          </table:table-cell>
          <table:table-cell table:style-name="ce4" table:formula="of:=[.V21]" office:value-type="float" office:value="12.17">
            <text:p>12.17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1.0173422386136">
            <text:p>11.0173</text:p>
          </table:table-cell>
          <table:table-cell table:style-name="ce4" table:formula="of:=[.Y21]" office:value-type="float" office:value="11.93">
            <text:p>11.93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0.8000733694873">
            <text:p>10.800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4.37">
            <text:p>14.370</text:p>
          </table:table-cell>
          <table:table-cell office:value-type="float" office:value="10">
            <text:p>10</text:p>
          </table:table-cell>
          <table:table-cell table:formula="of:=[.C26]*1.01" office:value-type="float" office:value="15.873419942159">
            <text:p>15.8734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6.45">
            <text:p>16.450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8.1710339630143">
            <text:p>18.1710</text:p>
          </table:table-cell>
          <table:table-cell table:style-name="ce3" office:value-type="float" office:value="1.054">
            <text:p>1.054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16427172018341">
            <text:p>1.1643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14.37">
            <text:p>14.37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5.7162573684743">
            <text:p>15.7163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6.45">
            <text:p>16.450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7.9911227356577">
            <text:p>17.9911</text:p>
          </table:table-cell>
          <table:table-cell table:style-name="ce4" table:formula="of:=[.Y25]" office:value-type="float" office:value="1.054">
            <text:p>1.054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15274427740932">
            <text:p>1.1527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14.37">
            <text:p>14.37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5.5606508598755">
            <text:p>15.5607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6.45">
            <text:p>16.450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7.8129928075819">
            <text:p>17.8130</text:p>
          </table:table-cell>
          <table:table-cell table:style-name="ce4" table:formula="of:=[.Y26]" office:value-type="float" office:value="1.054">
            <text:p>1.054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141330967732">
            <text:p>1.1413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14.37">
            <text:p>14.37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5.4065850097777">
            <text:p>15.4066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6.45">
            <text:p>16.450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7.6366265421603">
            <text:p>17.6366</text:p>
          </table:table-cell>
          <table:table-cell table:style-name="ce4" table:formula="of:=[.Y27]" office:value-type="float" office:value="1.054">
            <text:p>1.054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13003066112079">
            <text:p>1.1300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14.37">
            <text:p>14.37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5.2540445641364">
            <text:p>15.2540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6.45">
            <text:p>16.450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7.4620064773865">
            <text:p>17.4620</text:p>
          </table:table-cell>
          <table:table-cell table:style-name="ce4" table:formula="of:=[.Y28]" office:value-type="float" office:value="1.054">
            <text:p>1.054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11884223873345">
            <text:p>1.1188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14.37">
            <text:p>14.37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15.103014419937">
            <text:p>15.1030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6.45">
            <text:p>16.450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7.289115324145">
            <text:p>17.2891</text:p>
          </table:table-cell>
          <table:table-cell table:style-name="ce4" table:formula="of:=[.Y29]" office:value-type="float" office:value="1.054">
            <text:p>1.054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1077645928054">
            <text:p>1.1078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14.37">
            <text:p>14.37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4.9534796237">
            <text:p>14.9535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6.45">
            <text:p>16.450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7.1179359645">
            <text:p>17.1179</text:p>
          </table:table-cell>
          <table:table-cell table:style-name="ce4" table:formula="of:=[.Y30]" office:value-type="float" office:value="1.054">
            <text:p>1.054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09679662654">
            <text:p>1.0968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14.37">
            <text:p>14.37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4.80542537">
            <text:p>14.8054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6.45">
            <text:p>16.450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6.94845145">
            <text:p>16.9485</text:p>
          </table:table-cell>
          <table:table-cell table:style-name="ce4" table:formula="of:=[.Y31]" office:value-type="float" office:value="1.054">
            <text:p>1.054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085937254">
            <text:p>1.0859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14.37">
            <text:p>14.37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4.658837">
            <text:p>14.6588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6.45">
            <text:p>16.450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6.780645">
            <text:p>16.7806</text:p>
          </table:table-cell>
          <table:table-cell table:style-name="ce4" table:formula="of:=[.Y32]" office:value-type="float" office:value="1.054">
            <text:p>1.054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0751854">
            <text:p>1.0752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14.37">
            <text:p>14.37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4.5137">
            <text:p>14.5137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6.45">
            <text:p>16.450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6.6145">
            <text:p>16.6145</text:p>
          </table:table-cell>
          <table:table-cell table:style-name="ce4" table:formula="of:=[.Y33]" office:value-type="float" office:value="1.054">
            <text:p>1.054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06454">
            <text:p>1.0645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14.37">
            <text:p>14.37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14.37">
            <text:p>14.37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6.45">
            <text:p>16.450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6.45">
            <text:p>16.4500</text:p>
          </table:table-cell>
          <table:table-cell table:style-name="ce4" table:formula="of:=[.Y34]" office:value-type="float" office:value="1.054">
            <text:p>1.054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054">
            <text:p>1.054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14.37">
            <text:p>14.37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14.2277227722772">
            <text:p>14.2277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6.45">
            <text:p>16.450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6.2871287128713">
            <text:p>16.2871</text:p>
          </table:table-cell>
          <table:table-cell table:style-name="ce4" table:formula="of:=[.Y35]" office:value-type="float" office:value="1.054">
            <text:p>1.054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04356435643564">
            <text:p>1.0436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14.37">
            <text:p>14.37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14.0868542299775">
            <text:p>14.0869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6.45">
            <text:p>16.450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6.1258700127439">
            <text:p>16.1259</text:p>
          </table:table-cell>
          <table:table-cell table:style-name="ce4" table:formula="of:=[.Y36]" office:value-type="float" office:value="1.054">
            <text:p>1.054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03323203607489">
            <text:p>1.0332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14.37">
            <text:p>14.37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3.9473804257203">
            <text:p>13.9474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6.45">
            <text:p>16.450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5.9662079334098">
            <text:p>15.9662</text:p>
          </table:table-cell>
          <table:table-cell table:style-name="ce4" table:formula="of:=[.Y37]" office:value-type="float" office:value="1.054">
            <text:p>1.054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02300201591574">
            <text:p>1.0230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14.37">
            <text:p>14.37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3.8092875502181">
            <text:p>13.8093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6.45">
            <text:p>16.450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5.8081266667423">
            <text:p>15.8081</text:p>
          </table:table-cell>
          <table:table-cell table:style-name="ce4" table:formula="of:=[.Y38]" office:value-type="float" office:value="1.054">
            <text:p>1.054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01287328308489">
            <text:p>1.0129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14.37">
            <text:p>14.37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13.672561930909">
            <text:p>13.6726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6.45">
            <text:p>16.450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5.651610561131">
            <text:p>15.6516</text:p>
          </table:table-cell>
          <table:table-cell table:style-name="ce4" table:formula="of:=[.Y39]" office:value-type="float" office:value="1.054">
            <text:p>1.054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00284483473751">
            <text:p>1.0028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14.37">
            <text:p>14.37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3.537190030603">
            <text:p>13.5372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6.45">
            <text:p>16.450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5.4966441199317">
            <text:p>15.4966</text:p>
          </table:table-cell>
          <table:table-cell table:style-name="ce4" table:formula="of:=[.Y40]" office:value-type="float" office:value="1.054">
            <text:p>1.054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0.992915677957934">
            <text:p>0.9929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14.37">
            <text:p>14.37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3.4031584461415">
            <text:p>13.4032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6.45">
            <text:p>16.450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5.3432119999324">
            <text:p>15.3432</text:p>
          </table:table-cell>
          <table:table-cell table:style-name="ce4" table:formula="of:=[.Y41]" office:value-type="float" office:value="1.054">
            <text:p>1.054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0.983084829661321">
            <text:p>0.9831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14.37">
            <text:p>14.37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3.2704539070708">
            <text:p>13.2705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6.45">
            <text:p>16.450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5.191299009834">
            <text:p>15.1913</text:p>
          </table:table-cell>
          <table:table-cell table:style-name="ce4" table:formula="of:=[.Y42]" office:value-type="float" office:value="1.054">
            <text:p>1.054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0.973351316496357">
            <text:p>0.9734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14.37">
            <text:p>14.37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3.1390632743276">
            <text:p>13.1391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6.45">
            <text:p>16.450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5.0408901087466">
            <text:p>15.0409</text:p>
          </table:table-cell>
          <table:table-cell table:style-name="ce4" table:formula="of:=[.Y43]" office:value-type="float" office:value="1.054">
            <text:p>1.054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0.963714174748868">
            <text:p>0.9637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14.37">
            <text:p>14.37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3.0089735389382">
            <text:p>13.0090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6.45">
            <text:p>16.450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4.8919704046996">
            <text:p>14.8920</text:p>
          </table:table-cell>
          <table:table-cell table:style-name="ce4" table:formula="of:=[.Y44]" office:value-type="float" office:value="1.054">
            <text:p>1.054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0.954172450246404">
            <text:p>0.9542</text:p>
          </table:table-cell>
          <table:table-cell table:number-columns-repeated="997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78.7">
            <text:p>78.700</text:p>
          </table:table-cell>
          <table:table-cell office:value-type="float" office:value="10">
            <text:p>10</text:p>
          </table:table-cell>
          <table:table-cell table:formula="of:=[.C3]*1.01" office:value-type="float" office:value="86.9337612698618">
            <text:p>86.9338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43">
            <text:p>11.4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2.6258308934501">
            <text:p>12.6258</text:p>
          </table:table-cell>
          <table:table-cell table:style-name="ce3" office:value-type="float" office:value="11.69">
            <text:p>11.69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2.913032646057">
            <text:p>12.9130</text:p>
          </table:table-cell>
          <table:table-cell table:style-name="ce3" office:value-type="float" office:value="11.63">
            <text:p>11.63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2.8467553185323">
            <text:p>12.8468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78.7">
            <text:p>78.7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86.0730309602592">
            <text:p>86.0730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43">
            <text:p>11.4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2.5008226667822">
            <text:p>12.5008</text:p>
          </table:table-cell>
          <table:table-cell table:style-name="ce4" table:formula="of:=[.V2]" office:value-type="float" office:value="11.69">
            <text:p>11.69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2.7851808376802">
            <text:p>12.7852</text:p>
          </table:table-cell>
          <table:table-cell table:style-name="ce4" table:formula="of:=[.Y2]" office:value-type="float" office:value="11.63">
            <text:p>11.63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2.7195597213191">
            <text:p>12.7196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78.7">
            <text:p>78.7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85.2208227329299">
            <text:p>85.2208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43">
            <text:p>11.4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377052145329">
            <text:p>12.3771</text:p>
          </table:table-cell>
          <table:table-cell table:style-name="ce4" table:formula="of:=[.V3]" office:value-type="float" office:value="11.69">
            <text:p>11.69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2.6585948887923">
            <text:p>12.6586</text:p>
          </table:table-cell>
          <table:table-cell table:style-name="ce4" table:formula="of:=[.Y3]" office:value-type="float" office:value="11.63">
            <text:p>11.63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2.5936234864546">
            <text:p>12.5936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78.7">
            <text:p>78.7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84.3770522108217">
            <text:p>84.3771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43">
            <text:p>11.4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2545070745831">
            <text:p>12.2545</text:p>
          </table:table-cell>
          <table:table-cell table:style-name="ce4" table:formula="of:=[.V4]" office:value-type="float" office:value="11.69">
            <text:p>11.69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2.5332622661309">
            <text:p>12.5333</text:p>
          </table:table-cell>
          <table:table-cell table:style-name="ce4" table:formula="of:=[.Y4]" office:value-type="float" office:value="11.63">
            <text:p>11.63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2.4689341450045">
            <text:p>12.4689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78.7">
            <text:p>78.7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83.5416358522987">
            <text:p>83.5416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43">
            <text:p>11.4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1331753213694">
            <text:p>12.1332</text:p>
          </table:table-cell>
          <table:table-cell table:style-name="ce4" table:formula="of:=[.V5]" office:value-type="float" office:value="11.69">
            <text:p>11.69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2.4091705605257">
            <text:p>12.4092</text:p>
          </table:table-cell>
          <table:table-cell table:style-name="ce4" table:formula="of:=[.Y5]" office:value-type="float" office:value="11.63">
            <text:p>11.63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2.3454793514896">
            <text:p>12.3455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78.7">
            <text:p>78.70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82.71449094287">
            <text:p>82.7145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43">
            <text:p>11.4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013044872643">
            <text:p>12.0130</text:p>
          </table:table-cell>
          <table:table-cell table:style-name="ce4" table:formula="of:=[.V6]" office:value-type="float" office:value="11.69">
            <text:p>11.69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2.286307485669">
            <text:p>12.2863</text:p>
          </table:table-cell>
          <table:table-cell table:style-name="ce4" table:formula="of:=[.Y6]" office:value-type="float" office:value="11.63">
            <text:p>11.63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2.223246882663">
            <text:p>12.2232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78.7">
            <text:p>78.7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81.895535587">
            <text:p>81.8955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43">
            <text:p>11.4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1.8941038343">
            <text:p>11.8941</text:p>
          </table:table-cell>
          <table:table-cell table:style-name="ce4" table:formula="of:=[.V7]" office:value-type="float" office:value="11.69">
            <text:p>11.69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2.1646608769">
            <text:p>12.1647</text:p>
          </table:table-cell>
          <table:table-cell table:style-name="ce4" table:formula="of:=[.Y7]" office:value-type="float" office:value="11.63">
            <text:p>11.63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2.1022246363">
            <text:p>12.1022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78.7">
            <text:p>78.7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81.0846887">
            <text:p>81.0847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43">
            <text:p>11.4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1.77634043">
            <text:p>11.7763</text:p>
          </table:table-cell>
          <table:table-cell table:style-name="ce4" table:formula="of:=[.V8]" office:value-type="float" office:value="11.69">
            <text:p>11.69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2.04421869">
            <text:p>12.0442</text:p>
          </table:table-cell>
          <table:table-cell table:style-name="ce4" table:formula="of:=[.Y8]" office:value-type="float" office:value="11.63">
            <text:p>11.63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1.98240063">
            <text:p>11.9824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78.7">
            <text:p>78.70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80.28187">
            <text:p>80.2819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43">
            <text:p>11.4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1.659743">
            <text:p>11.6597</text:p>
          </table:table-cell>
          <table:table-cell table:style-name="ce4" table:formula="of:=[.V9]" office:value-type="float" office:value="11.69">
            <text:p>11.69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1.924969">
            <text:p>11.9250</text:p>
          </table:table-cell>
          <table:table-cell table:style-name="ce4" table:formula="of:=[.Y9]" office:value-type="float" office:value="11.63">
            <text:p>11.63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1.863763">
            <text:p>11.8638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78.7">
            <text:p>78.70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79.487">
            <text:p>79.4870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43">
            <text:p>11.4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1.5443">
            <text:p>11.5443</text:p>
          </table:table-cell>
          <table:table-cell table:style-name="ce4" table:formula="of:=[.V10]" office:value-type="float" office:value="11.69">
            <text:p>11.69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1.8069">
            <text:p>11.8069</text:p>
          </table:table-cell>
          <table:table-cell table:style-name="ce4" table:formula="of:=[.Y10]" office:value-type="float" office:value="11.63">
            <text:p>11.63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1.7463">
            <text:p>11.7463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78.7">
            <text:p>78.70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78.7">
            <text:p>78.70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43">
            <text:p>11.4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43">
            <text:p>11.4300</text:p>
          </table:table-cell>
          <table:table-cell table:style-name="ce4" table:formula="of:=[.V11]" office:value-type="float" office:value="11.69">
            <text:p>11.69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1.69">
            <text:p>11.6900</text:p>
          </table:table-cell>
          <table:table-cell table:style-name="ce4" table:formula="of:=[.Y11]" office:value-type="float" office:value="11.63">
            <text:p>11.63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1.63">
            <text:p>11.63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78.7">
            <text:p>78.70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77.9207920792079">
            <text:p>77.9208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43">
            <text:p>11.4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3168316831683">
            <text:p>11.3168</text:p>
          </table:table-cell>
          <table:table-cell table:style-name="ce4" table:formula="of:=[.V12]" office:value-type="float" office:value="11.69">
            <text:p>11.69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1.5742574257426">
            <text:p>11.5743</text:p>
          </table:table-cell>
          <table:table-cell table:style-name="ce4" table:formula="of:=[.Y12]" office:value-type="float" office:value="11.63">
            <text:p>11.63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1.5148514851485">
            <text:p>11.5149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78.7">
            <text:p>78.70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77.1492990883247">
            <text:p>77.1493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43">
            <text:p>11.4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2047838447211">
            <text:p>11.2048</text:p>
          </table:table-cell>
          <table:table-cell table:style-name="ce4" table:formula="of:=[.V13]" office:value-type="float" office:value="11.69">
            <text:p>11.69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1.4596608175669">
            <text:p>11.4597</text:p>
          </table:table-cell>
          <table:table-cell table:style-name="ce4" table:formula="of:=[.Y13]" office:value-type="float" office:value="11.63">
            <text:p>11.63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1.4008430546025">
            <text:p>11.4008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78.7">
            <text:p>78.7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76.3854446419056">
            <text:p>76.3854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43">
            <text:p>11.4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093845390813">
            <text:p>11.0938</text:p>
          </table:table-cell>
          <table:table-cell table:style-name="ce4" table:formula="of:=[.V14]" office:value-type="float" office:value="11.69">
            <text:p>11.69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1.3461988292742">
            <text:p>11.3462</text:p>
          </table:table-cell>
          <table:table-cell table:style-name="ce4" table:formula="of:=[.Y14]" office:value-type="float" office:value="11.63">
            <text:p>11.63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1.2879634203985">
            <text:p>11.2880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78.7">
            <text:p>78.7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75.6291531107977">
            <text:p>75.6292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43">
            <text:p>11.4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0.9840053374386">
            <text:p>10.9840</text:p>
          </table:table-cell>
          <table:table-cell table:style-name="ce4" table:formula="of:=[.V15]" office:value-type="float" office:value="11.69">
            <text:p>11.69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1.2338602270041">
            <text:p>11.2339</text:p>
          </table:table-cell>
          <table:table-cell table:style-name="ce4" table:formula="of:=[.Y15]" office:value-type="float" office:value="11.63">
            <text:p>11.63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1.1762014063352">
            <text:p>11.1762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78.7">
            <text:p>78.70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74.8803496146511">
            <text:p>74.8803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43">
            <text:p>11.4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0.8752528093451">
            <text:p>10.8753</text:p>
          </table:table-cell>
          <table:table-cell table:style-name="ce4" table:formula="of:=[.V16]" office:value-type="float" office:value="11.69">
            <text:p>11.69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1.1226338881229">
            <text:p>11.1226</text:p>
          </table:table-cell>
          <table:table-cell table:style-name="ce4" table:formula="of:=[.Y16]" office:value-type="float" office:value="11.63">
            <text:p>11.63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1.0655459468665">
            <text:p>11.0655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78.7">
            <text:p>78.7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74.1389600145061">
            <text:p>74.1390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43">
            <text:p>11.4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0.7675770389556">
            <text:p>10.7676</text:p>
          </table:table-cell>
          <table:table-cell table:style-name="ce4" table:formula="of:=[.V17]" office:value-type="float" office:value="11.69">
            <text:p>11.69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1.0125088001217">
            <text:p>11.0125</text:p>
          </table:table-cell>
          <table:table-cell table:style-name="ce4" table:formula="of:=[.Y17]" office:value-type="float" office:value="11.63">
            <text:p>11.63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0.9559860860064">
            <text:p>10.9560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78.7">
            <text:p>78.7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73.4049109054516">
            <text:p>73.4049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43">
            <text:p>11.4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0.6609673653026">
            <text:p>10.6610</text:p>
          </table:table-cell>
          <table:table-cell table:style-name="ce4" table:formula="of:=[.V18]" office:value-type="float" office:value="11.69">
            <text:p>11.69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0.9034740595264">
            <text:p>10.9035</text:p>
          </table:table-cell>
          <table:table-cell table:style-name="ce4" table:formula="of:=[.Y18]" office:value-type="float" office:value="11.63">
            <text:p>11.63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0.847510976244">
            <text:p>10.8475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78.7">
            <text:p>78.7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72.678129609358">
            <text:p>72.6781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43">
            <text:p>11.4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0.5554132329728">
            <text:p>10.5554</text:p>
          </table:table-cell>
          <table:table-cell table:style-name="ce4" table:formula="of:=[.V19]" office:value-type="float" office:value="11.69">
            <text:p>11.69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0.7955188708182">
            <text:p>10.7955</text:p>
          </table:table-cell>
          <table:table-cell table:style-name="ce4" table:formula="of:=[.Y19]" office:value-type="float" office:value="11.63">
            <text:p>11.63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0.7401098774693">
            <text:p>10.7401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78.7">
            <text:p>78.7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71.9585441676812">
            <text:p>71.9585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43">
            <text:p>11.4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4509041910622">
            <text:p>10.4509</text:p>
          </table:table-cell>
          <table:table-cell table:style-name="ce4" table:formula="of:=[.V20]" office:value-type="float" office:value="11.69">
            <text:p>11.69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0.6886325453646">
            <text:p>10.6886</text:p>
          </table:table-cell>
          <table:table-cell table:style-name="ce4" table:formula="of:=[.Y20]" office:value-type="float" office:value="11.63">
            <text:p>11.63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0.6337721559102">
            <text:p>10.6338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78.7">
            <text:p>78.7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71.2460833343378">
            <text:p>71.2461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43">
            <text:p>11.4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3474298921408">
            <text:p>10.3474</text:p>
          </table:table-cell>
          <table:table-cell table:style-name="ce4" table:formula="of:=[.V21]" office:value-type="float" office:value="11.69">
            <text:p>11.69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0.582804500361">
            <text:p>10.5828</text:p>
          </table:table-cell>
          <table:table-cell table:style-name="ce4" table:formula="of:=[.Y21]" office:value-type="float" office:value="11.63">
            <text:p>11.63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0.5284872830794">
            <text:p>10.528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8.63">
            <text:p>8.630</text:p>
          </table:table-cell>
          <table:table-cell office:value-type="float" office:value="10">
            <text:p>10</text:p>
          </table:table-cell>
          <table:table-cell table:formula="of:=[.C26]*1.01" office:value-type="float" office:value="9.5328889422987">
            <text:p>9.5329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.195">
            <text:p>1.195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.32002343986639">
            <text:p>1.3200</text:p>
          </table:table-cell>
          <table:table-cell table:style-name="ce3" office:value-type="float" office:value="1.024">
            <text:p>1.024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13113305642107">
            <text:p>1.1311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8.63">
            <text:p>8.63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.43850390326604">
            <text:p>9.4385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.195">
            <text:p>1.195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.30695390085781">
            <text:p>1.3070</text:p>
          </table:table-cell>
          <table:table-cell table:style-name="ce4" table:formula="of:=[.Y25]" office:value-type="float" office:value="1.024">
            <text:p>1.024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11993371922879">
            <text:p>1.1199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8.63">
            <text:p>8.63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.34505336957033">
            <text:p>9.3451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.195">
            <text:p>1.195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.29401376322556">
            <text:p>1.2940</text:p>
          </table:table-cell>
          <table:table-cell table:style-name="ce4" table:formula="of:=[.Y26]" office:value-type="float" office:value="1.024">
            <text:p>1.024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10884526656315">
            <text:p>1.1088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8.63">
            <text:p>8.63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.2525280886835">
            <text:p>9.2525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.195">
            <text:p>1.195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.28120174576788">
            <text:p>1.2812</text:p>
          </table:table-cell>
          <table:table-cell table:style-name="ce4" table:formula="of:=[.Y27]" office:value-type="float" office:value="1.024">
            <text:p>1.024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09786660055758">
            <text:p>1.0979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8.63">
            <text:p>8.63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.16091889968663">
            <text:p>9.1609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.195">
            <text:p>1.195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.26851657996819">
            <text:p>1.2685</text:p>
          </table:table-cell>
          <table:table-cell table:style-name="ce4" table:formula="of:=[.Y28]" office:value-type="float" office:value="1.024">
            <text:p>1.024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08699663421542">
            <text:p>1.0870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8.63">
            <text:p>8.63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9.070216732363">
            <text:p>9.0702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.195">
            <text:p>1.195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.2559570098695">
            <text:p>1.2560</text:p>
          </table:table-cell>
          <table:table-cell table:style-name="ce4" table:formula="of:=[.Y29]" office:value-type="float" office:value="1.024">
            <text:p>1.024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0762342913024">
            <text:p>1.0762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8.63">
            <text:p>8.63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8.9804126063">
            <text:p>8.9804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.195">
            <text:p>1.195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.24352179195">
            <text:p>1.2435</text:p>
          </table:table-cell>
          <table:table-cell table:style-name="ce4" table:formula="of:=[.Y30]" office:value-type="float" office:value="1.024">
            <text:p>1.024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06557850624">
            <text:p>1.0656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8.63">
            <text:p>8.63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8.89149763">
            <text:p>8.8915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.195">
            <text:p>1.195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.231209695">
            <text:p>1.2312</text:p>
          </table:table-cell>
          <table:table-cell table:style-name="ce4" table:formula="of:=[.Y31]" office:value-type="float" office:value="1.024">
            <text:p>1.024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055028224">
            <text:p>1.0550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8.63">
            <text:p>8.63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8.803463">
            <text:p>8.8035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.195">
            <text:p>1.195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.2190195">
            <text:p>1.2190</text:p>
          </table:table-cell>
          <table:table-cell table:style-name="ce4" table:formula="of:=[.Y32]" office:value-type="float" office:value="1.024">
            <text:p>1.024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0445824">
            <text:p>1.0446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8.63">
            <text:p>8.63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8.7163">
            <text:p>8.7163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.195">
            <text:p>1.195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.20695">
            <text:p>1.2070</text:p>
          </table:table-cell>
          <table:table-cell table:style-name="ce4" table:formula="of:=[.Y33]" office:value-type="float" office:value="1.024">
            <text:p>1.024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03424">
            <text:p>1.0342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8.63">
            <text:p>8.63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8.63">
            <text:p>8.63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.195">
            <text:p>1.195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.195">
            <text:p>1.1950</text:p>
          </table:table-cell>
          <table:table-cell table:style-name="ce4" table:formula="of:=[.Y34]" office:value-type="float" office:value="1.024">
            <text:p>1.024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024">
            <text:p>1.024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8.63">
            <text:p>8.63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8.54455445544555">
            <text:p>8.5446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.195">
            <text:p>1.195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.18316831683168">
            <text:p>1.1832</text:p>
          </table:table-cell>
          <table:table-cell table:style-name="ce4" table:formula="of:=[.Y35]" office:value-type="float" office:value="1.024">
            <text:p>1.024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01386138613861">
            <text:p>1.0139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8.63">
            <text:p>8.63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8.45995490638173">
            <text:p>8.4600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.195">
            <text:p>1.195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.17145377904127">
            <text:p>1.1715</text:p>
          </table:table-cell>
          <table:table-cell table:style-name="ce4" table:formula="of:=[.Y36]" office:value-type="float" office:value="1.024">
            <text:p>1.024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00382315459269">
            <text:p>1.0038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8.63">
            <text:p>8.63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.37619297661557">
            <text:p>8.3762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.195">
            <text:p>1.195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.15985522677354">
            <text:p>1.1599</text:p>
          </table:table-cell>
          <table:table-cell table:style-name="ce4" table:formula="of:=[.Y37]" office:value-type="float" office:value="1.024">
            <text:p>1.024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0.993884311477908">
            <text:p>0.9939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8.63">
            <text:p>8.63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.29326037288671">
            <text:p>8.2933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.195">
            <text:p>1.195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.14837151165697">
            <text:p>1.1484</text:p>
          </table:table-cell>
          <table:table-cell table:style-name="ce4" table:formula="of:=[.Y38]" office:value-type="float" office:value="1.024">
            <text:p>1.024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0.984043872750404">
            <text:p>0.9840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8.63">
            <text:p>8.63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8.21114888404624">
            <text:p>8.2111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.195">
            <text:p>1.195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.13700149669006">
            <text:p>1.1370</text:p>
          </table:table-cell>
          <table:table-cell table:style-name="ce4" table:formula="of:=[.Y39]" office:value-type="float" office:value="1.024">
            <text:p>1.024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0.974300864109311">
            <text:p>0.9743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8.63">
            <text:p>8.63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.1298503802438">
            <text:p>8.1299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.195">
            <text:p>1.195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.12574405612878">
            <text:p>1.1257</text:p>
          </table:table-cell>
          <table:table-cell table:style-name="ce4" table:formula="of:=[.Y40]" office:value-type="float" office:value="1.024">
            <text:p>1.024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0.964654320900308">
            <text:p>0.9647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8.63">
            <text:p>8.63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.04935681212258">
            <text:p>8.0494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.195">
            <text:p>1.195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.11459807537503">
            <text:p>1.1146</text:p>
          </table:table-cell>
          <table:table-cell table:style-name="ce4" table:formula="of:=[.Y41]" office:value-type="float" office:value="1.024">
            <text:p>1.024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0.955103288020107">
            <text:p>0.9551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8.63">
            <text:p>8.63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7.96966021002236">
            <text:p>7.9697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.195">
            <text:p>1.195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.10356245086636">
            <text:p>1.1036</text:p>
          </table:table-cell>
          <table:table-cell table:style-name="ce4" table:formula="of:=[.Y42]" office:value-type="float" office:value="1.024">
            <text:p>1.024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0.945646819821888">
            <text:p>0.9456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8.63">
            <text:p>8.63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7.89075268319045">
            <text:p>7.8908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.195">
            <text:p>1.195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.0926360899667">
            <text:p>1.0926</text:p>
          </table:table-cell>
          <table:table-cell table:style-name="ce4" table:formula="of:=[.Y43]" office:value-type="float" office:value="1.024">
            <text:p>1.024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0.936283980021671">
            <text:p>0.9363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8.63">
            <text:p>8.63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7.81262641900045">
            <text:p>7.8126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.195">
            <text:p>1.195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.08181791085812">
            <text:p>1.0818</text:p>
          </table:table-cell>
          <table:table-cell table:style-name="ce4" table:formula="of:=[.Y44]" office:value-type="float" office:value="1.024">
            <text:p>1.024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0.927013841605615">
            <text:p>0.9270</text:p>
          </table:table-cell>
          <table:table-cell table:number-columns-repeated="997"/>
        </table:table-row>
        <table:table-row table:style-name="ro1" table:number-rows-repeated="2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office:value-type="float" office:value="1659955">
            <text:p>1659955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2015／03／24</text:date>, <text:time>15:10:18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3-24T15:10:18.08</dc:date>
    <meta:editing-duration>P26DT20H4M16S</meta:editing-duration>
    <meta:editing-cycles>72</meta:editing-cycles>
    <meta:generator>OpenOffice/4.1.1$Win32 OpenOffice.org_project/411m6$Build-9775</meta:generator>
    <meta:document-statistic meta:table-count="6" meta:cell-count="3414" meta:object-count="0"/>
  </office:meta>
</office:document-meta>
</file>